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304" calcext:value-type="float">
            <text:p>100.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912" calcext:value-type="float">
            <text:p>99.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12" calcext:value-type="float">
            <text:p>98.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072" calcext:value-type="float">
            <text:p>97.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168" calcext:value-type="float">
            <text:p>97.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544" calcext:value-type="float">
            <text:p>96.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6288" calcext:value-type="float">
            <text:p>94.5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2928" calcext:value-type="float">
            <text:p>90.4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8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7604</text:p>
          </table:table-cell>
          <table:table-cell office:value-type="string" calcext:value-type="string">
            <text:p>TWDB:0647604</text:p>
          </table:table-cell>
          <table:table-cell office:value-type="string" calcext:value-type="string">
            <text:p>196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